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1cm" svg:stroke-color="#66ff66" draw:marker-start="" draw:marker-start-width="0.457cm" draw:marker-end="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999999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fill-color="#6666ff" draw:textarea-horizontal-align="center" draw:textarea-vertical-align="middle"/>
    </style:style>
    <style:style style:name="gr4" style:family="graphic" style:parent-style-name="standard">
      <style:graphic-properties draw:fill-color="#ff3333" draw:textarea-horizontal-align="center" draw:textarea-vertical-align="middle"/>
    </style:style>
    <style:style style:name="gr5" style:family="graphic" style:parent-style-name="standard">
      <style:graphic-properties svg:stroke-color="#ffffff" draw:fill-color="#ffffff" draw:textarea-horizontal-align="center" draw:textarea-vertical-align="middle"/>
    </style:style>
    <style:style style:name="gr6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1.864cm" svg:y1="10.509cm" svg:x2="1.864cm" svg:y2="19.117cm">
          <text:p/>
        </draw:line>
        <draw:line draw:style-name="gr2" draw:text-style-name="P1" draw:layer="layout" svg:x1="5.808cm" svg:y1="6.813cm" svg:x2="4.779cm" svg:y2="4.211cm">
          <text:p/>
        </draw:line>
        <draw:line draw:style-name="gr2" draw:text-style-name="P1" draw:layer="layout" svg:x1="3.785cm" svg:y1="6.813cm" svg:x2="4.779cm" svg:y2="4.211cm">
          <text:p/>
        </draw:line>
        <draw:line draw:style-name="gr2" draw:text-style-name="P1" draw:layer="layout" svg:x1="4.847cm" svg:y1="7.615cm" svg:x2="5.867cm" svg:y2="6.751cm">
          <text:p/>
        </draw:line>
        <draw:line draw:style-name="gr2" draw:text-style-name="P1" draw:layer="layout" svg:x1="3.785cm" svg:y1="6.813cm" svg:x2="4.778cm" svg:y2="7.619cm">
          <text:p/>
        </draw:line>
        <draw:line draw:style-name="gr2" draw:text-style-name="P1" draw:layer="layout" svg:x1="4.848cm" svg:y1="5.945cm" svg:x2="5.841cm" svg:y2="6.751cm">
          <text:p/>
        </draw:line>
        <draw:line draw:style-name="gr2" draw:text-style-name="P1" draw:layer="layout" svg:x1="3.785cm" svg:y1="6.813cm" svg:x2="4.805cm" svg:y2="5.949cm">
          <text:p/>
        </draw:line>
        <draw:line draw:style-name="gr2" draw:text-style-name="P1" draw:layer="layout" svg:x1="1.863cm" svg:y1="6.814cm" svg:x2="4.778cm" svg:y2="5.949cm">
          <text:p/>
        </draw:line>
        <draw:line draw:style-name="gr2" draw:text-style-name="P1" draw:layer="layout" svg:x1="4.805cm" svg:y1="5.949cm" svg:x2="7.821cm" svg:y2="6.839cm">
          <text:p/>
        </draw:line>
        <draw:line draw:style-name="gr2" draw:text-style-name="P1" draw:layer="layout" svg:x1="1.863cm" svg:y1="6.813cm" svg:x2="4.846cm" svg:y2="7.619cm">
          <text:p/>
        </draw:line>
        <draw:line draw:style-name="gr2" draw:text-style-name="P1" draw:layer="layout" svg:x1="4.779cm" svg:y1="7.62cm" svg:x2="7.822cm" svg:y2="6.839cm">
          <text:p/>
        </draw:line>
        <draw:line draw:style-name="gr2" draw:text-style-name="P1" draw:layer="layout" svg:x1="5.808cm" svg:y1="6.813cm" svg:x2="4.848cm" svg:y2="9.311cm">
          <text:p/>
        </draw:line>
        <draw:line draw:style-name="gr2" draw:text-style-name="P1" draw:layer="layout" svg:x1="3.785cm" svg:y1="6.813cm" svg:x2="4.848cm" svg:y2="9.311cm">
          <text:p/>
        </draw:line>
        <draw:line draw:style-name="gr2" draw:text-style-name="P1" draw:layer="layout" svg:x1="1.888cm" svg:y1="6.813cm" svg:x2="4.847cm" svg:y2="9.352cm">
          <text:p/>
        </draw:line>
        <draw:line draw:style-name="gr2" draw:text-style-name="P1" draw:layer="layout" svg:x1="4.848cm" svg:y1="9.353cm" svg:x2="7.821cm" svg:y2="6.838cm">
          <text:p/>
        </draw:line>
        <draw:line draw:style-name="gr2" draw:text-style-name="P1" draw:layer="layout" svg:x1="4.804cm" svg:y1="4.211cm" svg:x2="7.82cm" svg:y2="6.838cm">
          <text:p/>
        </draw:line>
        <draw:line draw:style-name="gr2" draw:text-style-name="P1" draw:layer="layout" svg:x1="1.863cm" svg:y1="6.813cm" svg:x2="4.778cm" svg:y2="4.211cm">
          <text:p/>
        </draw:line>
        <draw:line draw:style-name="gr1" draw:text-style-name="P1" draw:layer="layout" svg:x1="7.706cm" svg:y1="2.511cm" svg:x2="7.706cm" svg:y2="11.119cm">
          <text:p/>
        </draw:line>
        <draw:line draw:style-name="gr1" draw:text-style-name="P1" draw:layer="layout" svg:x1="5.733cm" svg:y1="2.51cm" svg:x2="5.733cm" svg:y2="11.118cm">
          <text:p/>
        </draw:line>
        <draw:line draw:style-name="gr1" draw:text-style-name="P1" draw:layer="layout" svg:x1="3.836cm" svg:y1="2.51cm" svg:x2="3.836cm" svg:y2="11.118cm">
          <text:p/>
        </draw:line>
        <draw:line draw:style-name="gr1" draw:text-style-name="P1" draw:layer="layout" svg:x1="1.863cm" svg:y1="2.509cm" svg:x2="1.863cm" svg:y2="11.117cm">
          <text:p/>
        </draw:line>
        <draw:line draw:style-name="gr1" draw:text-style-name="P1" draw:layer="layout" svg:x1="13.687cm" svg:y1="12.211cm" svg:x2="3.784cm" svg:y2="12.211cm">
          <text:p/>
        </draw:line>
        <draw:line draw:style-name="gr1" draw:text-style-name="P1" draw:layer="layout" svg:x1="9.788cm" svg:y1="7.619cm" svg:x2="-0.115cm" svg:y2="7.619cm">
          <text:p/>
        </draw:line>
        <draw:line draw:style-name="gr1" draw:text-style-name="P1" draw:layer="layout" svg:x1="9.787cm" svg:y1="5.949cm" svg:x2="-0.116cm" svg:y2="5.949cm">
          <text:p/>
        </draw:line>
        <draw:line draw:style-name="gr1" draw:text-style-name="P1" draw:layer="layout" svg:x1="9.786cm" svg:y1="4.211cm" svg:x2="-0.117cm" svg:y2="4.211cm">
          <text:p/>
        </draw:line>
        <draw:line draw:style-name="gr2" draw:text-style-name="P1" draw:layer="layout" svg:x1="15.709cm" svg:y1="6.813cm" svg:x2="14.68cm" svg:y2="4.211cm">
          <text:p/>
        </draw:line>
        <draw:line draw:style-name="gr2" draw:text-style-name="P1" draw:layer="layout" svg:x1="13.686cm" svg:y1="6.813cm" svg:x2="14.68cm" svg:y2="4.211cm">
          <text:p/>
        </draw:line>
        <draw:line draw:style-name="gr2" draw:text-style-name="P1" draw:layer="layout" svg:x1="14.748cm" svg:y1="7.615cm" svg:x2="15.768cm" svg:y2="6.751cm">
          <text:p/>
        </draw:line>
        <draw:line draw:style-name="gr2" draw:text-style-name="P1" draw:layer="layout" svg:x1="13.686cm" svg:y1="6.813cm" svg:x2="14.679cm" svg:y2="7.619cm">
          <text:p/>
        </draw:line>
        <draw:line draw:style-name="gr2" draw:text-style-name="P1" draw:layer="layout" svg:x1="14.749cm" svg:y1="5.945cm" svg:x2="15.742cm" svg:y2="6.751cm">
          <text:p/>
        </draw:line>
        <draw:line draw:style-name="gr2" draw:text-style-name="P1" draw:layer="layout" svg:x1="13.686cm" svg:y1="6.813cm" svg:x2="14.706cm" svg:y2="5.949cm">
          <text:p/>
        </draw:line>
        <draw:line draw:style-name="gr2" draw:text-style-name="P1" draw:layer="layout" svg:x1="11.764cm" svg:y1="6.814cm" svg:x2="14.679cm" svg:y2="5.949cm">
          <text:p/>
        </draw:line>
        <draw:line draw:style-name="gr2" draw:text-style-name="P1" draw:layer="layout" svg:x1="14.706cm" svg:y1="5.949cm" svg:x2="17.722cm" svg:y2="6.839cm">
          <text:p/>
        </draw:line>
        <draw:line draw:style-name="gr2" draw:text-style-name="P1" draw:layer="layout" svg:x1="11.764cm" svg:y1="6.813cm" svg:x2="14.747cm" svg:y2="7.619cm">
          <text:p/>
        </draw:line>
        <draw:line draw:style-name="gr2" draw:text-style-name="P1" draw:layer="layout" svg:x1="14.68cm" svg:y1="7.62cm" svg:x2="17.723cm" svg:y2="6.839cm">
          <text:p/>
        </draw:line>
        <draw:line draw:style-name="gr2" draw:text-style-name="P1" draw:layer="layout" svg:x1="15.709cm" svg:y1="6.813cm" svg:x2="14.749cm" svg:y2="9.311cm">
          <text:p/>
        </draw:line>
        <draw:line draw:style-name="gr2" draw:text-style-name="P1" draw:layer="layout" svg:x1="13.686cm" svg:y1="6.813cm" svg:x2="14.749cm" svg:y2="9.311cm">
          <text:p/>
        </draw:line>
        <draw:line draw:style-name="gr2" draw:text-style-name="P1" draw:layer="layout" svg:x1="11.789cm" svg:y1="6.813cm" svg:x2="14.748cm" svg:y2="9.352cm">
          <text:p/>
        </draw:line>
        <draw:line draw:style-name="gr2" draw:text-style-name="P1" draw:layer="layout" svg:x1="14.749cm" svg:y1="9.353cm" svg:x2="17.722cm" svg:y2="6.838cm">
          <text:p/>
        </draw:line>
        <draw:line draw:style-name="gr2" draw:text-style-name="P1" draw:layer="layout" svg:x1="14.705cm" svg:y1="4.211cm" svg:x2="17.721cm" svg:y2="6.838cm">
          <text:p/>
        </draw:line>
        <draw:line draw:style-name="gr2" draw:text-style-name="P1" draw:layer="layout" svg:x1="11.764cm" svg:y1="6.813cm" svg:x2="14.679cm" svg:y2="4.211cm">
          <text:p/>
        </draw:line>
        <draw:line draw:style-name="gr1" draw:text-style-name="P1" draw:layer="layout" svg:x1="17.607cm" svg:y1="2.511cm" svg:x2="17.607cm" svg:y2="11.119cm">
          <text:p/>
        </draw:line>
        <draw:line draw:style-name="gr1" draw:text-style-name="P1" draw:layer="layout" svg:x1="15.634cm" svg:y1="2.51cm" svg:x2="15.634cm" svg:y2="11.118cm">
          <text:p/>
        </draw:line>
        <draw:line draw:style-name="gr1" draw:text-style-name="P1" draw:layer="layout" svg:x1="13.737cm" svg:y1="2.51cm" svg:x2="13.737cm" svg:y2="11.118cm">
          <text:p/>
        </draw:line>
        <draw:line draw:style-name="gr1" draw:text-style-name="P1" draw:layer="layout" svg:x1="11.764cm" svg:y1="2.509cm" svg:x2="11.764cm" svg:y2="11.117cm">
          <text:p/>
        </draw:line>
        <draw:line draw:style-name="gr1" draw:text-style-name="P1" draw:layer="layout" svg:x1="19.689cm" svg:y1="9.311cm" svg:x2="9.786cm" svg:y2="9.311cm">
          <text:p/>
        </draw:line>
        <draw:line draw:style-name="gr1" draw:text-style-name="P1" draw:layer="layout" svg:x1="19.689cm" svg:y1="7.619cm" svg:x2="9.786cm" svg:y2="7.619cm">
          <text:p/>
        </draw:line>
        <draw:line draw:style-name="gr1" draw:text-style-name="P1" draw:layer="layout" svg:x1="19.688cm" svg:y1="5.949cm" svg:x2="9.785cm" svg:y2="5.949cm">
          <text:p/>
        </draw:line>
        <draw:line draw:style-name="gr1" draw:text-style-name="P1" draw:layer="layout" svg:x1="19.687cm" svg:y1="4.211cm" svg:x2="9.784cm" svg:y2="4.211cm">
          <text:p/>
        </draw:line>
        <draw:line draw:style-name="gr2" draw:text-style-name="P1" draw:layer="layout" svg:x1="5.809cm" svg:y1="14.813cm" svg:x2="4.78cm" svg:y2="12.211cm">
          <text:p/>
        </draw:line>
        <draw:line draw:style-name="gr2" draw:text-style-name="P1" draw:layer="layout" svg:x1="3.786cm" svg:y1="14.813cm" svg:x2="4.78cm" svg:y2="12.211cm">
          <text:p/>
        </draw:line>
        <draw:line draw:style-name="gr2" draw:text-style-name="P1" draw:layer="layout" svg:x1="4.848cm" svg:y1="15.615cm" svg:x2="5.868cm" svg:y2="14.751cm">
          <text:p/>
        </draw:line>
        <draw:line draw:style-name="gr2" draw:text-style-name="P1" draw:layer="layout" svg:x1="3.786cm" svg:y1="14.813cm" svg:x2="4.779cm" svg:y2="15.619cm">
          <text:p/>
        </draw:line>
        <draw:line draw:style-name="gr2" draw:text-style-name="P1" draw:layer="layout" svg:x1="4.849cm" svg:y1="13.945cm" svg:x2="5.842cm" svg:y2="14.751cm">
          <text:p/>
        </draw:line>
        <draw:line draw:style-name="gr2" draw:text-style-name="P1" draw:layer="layout" svg:x1="3.786cm" svg:y1="14.813cm" svg:x2="4.806cm" svg:y2="13.949cm">
          <text:p/>
        </draw:line>
        <draw:line draw:style-name="gr2" draw:text-style-name="P1" draw:layer="layout" svg:x1="1.864cm" svg:y1="14.814cm" svg:x2="4.779cm" svg:y2="13.949cm">
          <text:p/>
        </draw:line>
        <draw:line draw:style-name="gr2" draw:text-style-name="P1" draw:layer="layout" svg:x1="4.806cm" svg:y1="13.949cm" svg:x2="7.822cm" svg:y2="14.839cm">
          <text:p/>
        </draw:line>
        <draw:line draw:style-name="gr2" draw:text-style-name="P1" draw:layer="layout" svg:x1="1.864cm" svg:y1="14.813cm" svg:x2="4.847cm" svg:y2="15.619cm">
          <text:p/>
        </draw:line>
        <draw:line draw:style-name="gr2" draw:text-style-name="P1" draw:layer="layout" svg:x1="4.78cm" svg:y1="15.62cm" svg:x2="7.823cm" svg:y2="14.839cm">
          <text:p/>
        </draw:line>
        <draw:line draw:style-name="gr2" draw:text-style-name="P1" draw:layer="layout" svg:x1="5.809cm" svg:y1="14.813cm" svg:x2="4.849cm" svg:y2="17.311cm">
          <text:p/>
        </draw:line>
        <draw:line draw:style-name="gr2" draw:text-style-name="P1" draw:layer="layout" svg:x1="3.786cm" svg:y1="14.813cm" svg:x2="4.849cm" svg:y2="17.311cm">
          <text:p/>
        </draw:line>
        <draw:line draw:style-name="gr2" draw:text-style-name="P1" draw:layer="layout" svg:x1="1.889cm" svg:y1="14.813cm" svg:x2="4.848cm" svg:y2="17.352cm">
          <text:p/>
        </draw:line>
        <draw:line draw:style-name="gr2" draw:text-style-name="P1" draw:layer="layout" svg:x1="4.849cm" svg:y1="17.353cm" svg:x2="7.822cm" svg:y2="14.838cm">
          <text:p/>
        </draw:line>
        <draw:line draw:style-name="gr2" draw:text-style-name="P1" draw:layer="layout" svg:x1="4.805cm" svg:y1="12.211cm" svg:x2="7.821cm" svg:y2="14.838cm">
          <text:p/>
        </draw:line>
        <draw:line draw:style-name="gr2" draw:text-style-name="P1" draw:layer="layout" svg:x1="1.864cm" svg:y1="14.813cm" svg:x2="4.779cm" svg:y2="12.211cm">
          <text:p/>
        </draw:line>
        <draw:line draw:style-name="gr1" draw:text-style-name="P1" draw:layer="layout" svg:x1="7.707cm" svg:y1="10.511cm" svg:x2="7.707cm" svg:y2="19.119cm">
          <text:p/>
        </draw:line>
        <draw:line draw:style-name="gr1" draw:text-style-name="P1" draw:layer="layout" svg:x1="5.734cm" svg:y1="10.51cm" svg:x2="5.734cm" svg:y2="19.118cm">
          <text:p/>
        </draw:line>
        <draw:line draw:style-name="gr1" draw:text-style-name="P1" draw:layer="layout" svg:x1="3.837cm" svg:y1="10.51cm" svg:x2="3.837cm" svg:y2="19.118cm">
          <text:p/>
        </draw:line>
        <draw:line draw:style-name="gr1" draw:text-style-name="P1" draw:layer="layout" svg:x1="9.789cm" svg:y1="17.311cm" svg:x2="-0.114cm" svg:y2="17.311cm">
          <text:p/>
        </draw:line>
        <draw:line draw:style-name="gr1" draw:text-style-name="P1" draw:layer="layout" svg:x1="9.789cm" svg:y1="15.619cm" svg:x2="-0.114cm" svg:y2="15.619cm">
          <text:p/>
        </draw:line>
        <draw:line draw:style-name="gr1" draw:text-style-name="P1" draw:layer="layout" svg:x1="9.788cm" svg:y1="13.949cm" svg:x2="-0.115cm" svg:y2="13.949cm">
          <text:p/>
        </draw:line>
        <draw:line draw:style-name="gr1" draw:text-style-name="P1" draw:layer="layout" svg:x1="9.787cm" svg:y1="12.211cm" svg:x2="-0.116cm" svg:y2="12.211cm">
          <text:p/>
        </draw:line>
        <draw:ellipse draw:style-name="gr3" draw:text-style-name="P1" draw:layer="layout" svg:width="0.598cm" svg:height="0.543cm" svg:x="4.547cm" svg:y="17.015cm">
          <text:p/>
        </draw:ellipse>
        <draw:ellipse draw:style-name="gr3" draw:text-style-name="P1" draw:layer="layout" svg:width="0.598cm" svg:height="0.543cm" svg:x="4.547cm" svg:y="13.672cm">
          <text:p/>
        </draw:ellipse>
        <draw:ellipse draw:style-name="gr3" draw:text-style-name="P1" draw:layer="layout" svg:width="0.597cm" svg:height="0.543cm" svg:x="4.472cm" svg:y="12.002cm">
          <text:p/>
        </draw:ellipse>
        <draw:ellipse draw:style-name="gr3" draw:text-style-name="P1" draw:layer="layout" svg:width="0.597cm" svg:height="0.544cm" svg:x="4.472cm" svg:y="15.343cm">
          <text:p/>
        </draw:ellipse>
        <draw:line draw:style-name="gr2" draw:text-style-name="P1" draw:layer="layout" svg:x1="15.71cm" svg:y1="14.813cm" svg:x2="14.681cm" svg:y2="12.211cm">
          <text:p/>
        </draw:line>
        <draw:line draw:style-name="gr2" draw:text-style-name="P1" draw:layer="layout" svg:x1="13.687cm" svg:y1="14.813cm" svg:x2="14.681cm" svg:y2="12.211cm">
          <text:p/>
        </draw:line>
        <draw:line draw:style-name="gr2" draw:text-style-name="P1" draw:layer="layout" svg:x1="14.749cm" svg:y1="15.615cm" svg:x2="15.769cm" svg:y2="14.751cm">
          <text:p/>
        </draw:line>
        <draw:line draw:style-name="gr2" draw:text-style-name="P1" draw:layer="layout" svg:x1="13.687cm" svg:y1="14.813cm" svg:x2="14.68cm" svg:y2="15.619cm">
          <text:p/>
        </draw:line>
        <draw:line draw:style-name="gr2" draw:text-style-name="P1" draw:layer="layout" svg:x1="14.75cm" svg:y1="13.945cm" svg:x2="15.743cm" svg:y2="14.751cm">
          <text:p/>
        </draw:line>
        <draw:line draw:style-name="gr2" draw:text-style-name="P1" draw:layer="layout" svg:x1="13.687cm" svg:y1="14.813cm" svg:x2="14.707cm" svg:y2="13.949cm">
          <text:p/>
        </draw:line>
        <draw:line draw:style-name="gr2" draw:text-style-name="P1" draw:layer="layout" svg:x1="11.765cm" svg:y1="14.814cm" svg:x2="14.68cm" svg:y2="13.949cm">
          <text:p/>
        </draw:line>
        <draw:line draw:style-name="gr2" draw:text-style-name="P1" draw:layer="layout" svg:x1="14.707cm" svg:y1="13.949cm" svg:x2="17.723cm" svg:y2="14.839cm">
          <text:p/>
        </draw:line>
        <draw:line draw:style-name="gr2" draw:text-style-name="P1" draw:layer="layout" svg:x1="11.765cm" svg:y1="14.813cm" svg:x2="14.748cm" svg:y2="15.619cm">
          <text:p/>
        </draw:line>
        <draw:line draw:style-name="gr2" draw:text-style-name="P1" draw:layer="layout" svg:x1="14.681cm" svg:y1="15.62cm" svg:x2="17.724cm" svg:y2="14.839cm">
          <text:p/>
        </draw:line>
        <draw:line draw:style-name="gr2" draw:text-style-name="P1" draw:layer="layout" svg:x1="15.71cm" svg:y1="14.813cm" svg:x2="14.75cm" svg:y2="17.311cm">
          <text:p/>
        </draw:line>
        <draw:line draw:style-name="gr2" draw:text-style-name="P1" draw:layer="layout" svg:x1="13.687cm" svg:y1="14.813cm" svg:x2="14.75cm" svg:y2="17.311cm">
          <text:p/>
        </draw:line>
        <draw:line draw:style-name="gr2" draw:text-style-name="P1" draw:layer="layout" svg:x1="11.79cm" svg:y1="14.813cm" svg:x2="14.749cm" svg:y2="17.352cm">
          <text:p/>
        </draw:line>
        <draw:line draw:style-name="gr2" draw:text-style-name="P1" draw:layer="layout" svg:x1="14.75cm" svg:y1="17.353cm" svg:x2="17.723cm" svg:y2="14.838cm">
          <text:p/>
        </draw:line>
        <draw:line draw:style-name="gr2" draw:text-style-name="P1" draw:layer="layout" svg:x1="14.706cm" svg:y1="12.211cm" svg:x2="17.722cm" svg:y2="14.838cm">
          <text:p/>
        </draw:line>
        <draw:line draw:style-name="gr2" draw:text-style-name="P1" draw:layer="layout" svg:x1="11.765cm" svg:y1="14.813cm" svg:x2="14.68cm" svg:y2="12.211cm">
          <text:p/>
        </draw:line>
        <draw:line draw:style-name="gr1" draw:text-style-name="P1" draw:layer="layout" svg:x1="17.608cm" svg:y1="10.511cm" svg:x2="17.608cm" svg:y2="19.119cm">
          <text:p/>
        </draw:line>
        <draw:line draw:style-name="gr1" draw:text-style-name="P1" draw:layer="layout" svg:x1="15.635cm" svg:y1="10.51cm" svg:x2="15.635cm" svg:y2="19.118cm">
          <text:p/>
        </draw:line>
        <draw:line draw:style-name="gr1" draw:text-style-name="P1" draw:layer="layout" svg:x1="13.738cm" svg:y1="10.51cm" svg:x2="13.738cm" svg:y2="19.118cm">
          <text:p/>
        </draw:line>
        <draw:line draw:style-name="gr1" draw:text-style-name="P1" draw:layer="layout" svg:x1="11.765cm" svg:y1="10.509cm" svg:x2="11.765cm" svg:y2="19.117cm">
          <text:p/>
        </draw:line>
        <draw:line draw:style-name="gr1" draw:text-style-name="P1" draw:layer="layout" svg:x1="19.69cm" svg:y1="17.311cm" svg:x2="9.787cm" svg:y2="17.311cm">
          <text:p/>
        </draw:line>
        <draw:line draw:style-name="gr1" draw:text-style-name="P1" draw:layer="layout" svg:x1="19.69cm" svg:y1="15.619cm" svg:x2="9.787cm" svg:y2="15.619cm">
          <text:p/>
        </draw:line>
        <draw:line draw:style-name="gr1" draw:text-style-name="P1" draw:layer="layout" svg:x1="19.689cm" svg:y1="13.949cm" svg:x2="9.786cm" svg:y2="13.949cm">
          <text:p/>
        </draw:line>
        <draw:line draw:style-name="gr1" draw:text-style-name="P1" draw:layer="layout" svg:x1="19.688cm" svg:y1="12.211cm" svg:x2="9.785cm" svg:y2="12.211cm">
          <text:p/>
        </draw:line>
        <draw:ellipse draw:style-name="gr3" draw:text-style-name="P1" draw:layer="layout" svg:width="0.598cm" svg:height="0.543cm" svg:x="14.448cm" svg:y="17.015cm">
          <text:p/>
        </draw:ellipse>
        <draw:ellipse draw:style-name="gr3" draw:text-style-name="P1" draw:layer="layout" svg:width="0.598cm" svg:height="0.543cm" svg:x="14.448cm" svg:y="13.672cm">
          <text:p/>
        </draw:ellipse>
        <draw:ellipse draw:style-name="gr3" draw:text-style-name="P1" draw:layer="layout" svg:width="0.597cm" svg:height="0.543cm" svg:x="14.373cm" svg:y="12.002cm">
          <text:p/>
        </draw:ellipse>
        <draw:ellipse draw:style-name="gr3" draw:text-style-name="P1" draw:layer="layout" svg:width="0.597cm" svg:height="0.544cm" svg:x="14.373cm" svg:y="15.343cm">
          <text:p/>
        </draw:ellipse>
        <draw:ellipse draw:style-name="gr4" draw:text-style-name="P1" draw:layer="layout" svg:width="0.598cm" svg:height="0.544cm" svg:x="1.588cm" svg:y="14.519cm">
          <text:p/>
        </draw:ellipse>
        <draw:ellipse draw:style-name="gr4" draw:text-style-name="P1" draw:layer="layout" svg:width="0.598cm" svg:height="0.544cm" svg:x="1.587cm" svg:y="6.519cm">
          <text:p/>
        </draw:ellipse>
        <draw:ellipse draw:style-name="gr4" draw:text-style-name="P1" draw:layer="layout" svg:width="0.598cm" svg:height="0.543cm" svg:x="3.51cm" svg:y="6.54cm">
          <text:p/>
        </draw:ellipse>
        <draw:ellipse draw:style-name="gr4" draw:text-style-name="P1" draw:layer="layout" svg:width="0.598cm" svg:height="0.543cm" svg:x="5.483cm" svg:y="6.541cm">
          <text:p/>
        </draw:ellipse>
        <draw:ellipse draw:style-name="gr4" draw:text-style-name="P1" draw:layer="layout" svg:width="0.598cm" svg:height="0.543cm" svg:x="7.43cm" svg:y="6.587cm">
          <text:p/>
        </draw:ellipse>
        <draw:ellipse draw:style-name="gr4" draw:text-style-name="P1" draw:layer="layout" svg:width="0.598cm" svg:height="0.543cm" svg:x="3.511cm" svg:y="14.54cm">
          <text:p/>
        </draw:ellipse>
        <draw:ellipse draw:style-name="gr4" draw:text-style-name="P1" draw:layer="layout" svg:width="0.598cm" svg:height="0.543cm" svg:x="5.484cm" svg:y="14.541cm">
          <text:p/>
        </draw:ellipse>
        <draw:ellipse draw:style-name="gr4" draw:text-style-name="P1" draw:layer="layout" svg:width="0.598cm" svg:height="0.543cm" svg:x="7.431cm" svg:y="14.587cm">
          <text:p/>
        </draw:ellipse>
        <draw:ellipse draw:style-name="gr4" draw:text-style-name="P1" draw:layer="layout" svg:width="0.598cm" svg:height="0.544cm" svg:x="11.488cm" svg:y="6.519cm">
          <text:p/>
        </draw:ellipse>
        <draw:ellipse draw:style-name="gr4" draw:text-style-name="P1" draw:layer="layout" svg:width="0.598cm" svg:height="0.543cm" svg:x="13.411cm" svg:y="6.54cm">
          <text:p/>
        </draw:ellipse>
        <draw:ellipse draw:style-name="gr4" draw:text-style-name="P1" draw:layer="layout" svg:width="0.598cm" svg:height="0.543cm" svg:x="15.384cm" svg:y="6.541cm">
          <text:p/>
        </draw:ellipse>
        <draw:ellipse draw:style-name="gr4" draw:text-style-name="P1" draw:layer="layout" svg:width="0.598cm" svg:height="0.543cm" svg:x="17.331cm" svg:y="6.587cm">
          <text:p/>
        </draw:ellipse>
        <draw:ellipse draw:style-name="gr4" draw:text-style-name="P1" draw:layer="layout" svg:width="0.598cm" svg:height="0.544cm" svg:x="11.489cm" svg:y="14.519cm">
          <text:p/>
        </draw:ellipse>
        <draw:ellipse draw:style-name="gr4" draw:text-style-name="P1" draw:layer="layout" svg:width="0.598cm" svg:height="0.543cm" svg:x="13.412cm" svg:y="14.54cm">
          <text:p/>
        </draw:ellipse>
        <draw:ellipse draw:style-name="gr4" draw:text-style-name="P1" draw:layer="layout" svg:width="0.598cm" svg:height="0.543cm" svg:x="15.385cm" svg:y="14.541cm">
          <text:p/>
        </draw:ellipse>
        <draw:ellipse draw:style-name="gr4" draw:text-style-name="P1" draw:layer="layout" svg:width="0.598cm" svg:height="0.543cm" svg:x="17.332cm" svg:y="14.587cm">
          <text:p/>
        </draw:ellipse>
        <draw:ellipse draw:style-name="gr3" draw:text-style-name="P1" draw:layer="layout" svg:width="0.597cm" svg:height="0.543cm" svg:x="4.471cm" svg:y="4.002cm">
          <text:p/>
        </draw:ellipse>
        <draw:ellipse draw:style-name="gr3" draw:text-style-name="P1" draw:layer="layout" svg:width="0.598cm" svg:height="0.543cm" svg:x="4.546cm" svg:y="5.672cm">
          <text:p/>
        </draw:ellipse>
        <draw:ellipse draw:style-name="gr3" draw:text-style-name="P1" draw:layer="layout" svg:width="0.597cm" svg:height="0.544cm" svg:x="4.471cm" svg:y="7.343cm">
          <text:p/>
        </draw:ellipse>
        <draw:ellipse draw:style-name="gr3" draw:text-style-name="P1" draw:layer="layout" svg:width="0.598cm" svg:height="0.543cm" svg:x="4.546cm" svg:y="9.015cm">
          <text:p/>
        </draw:ellipse>
        <draw:ellipse draw:style-name="gr3" draw:text-style-name="P1" draw:layer="layout" svg:width="0.598cm" svg:height="0.543cm" svg:x="14.447cm" svg:y="9.015cm">
          <text:p/>
        </draw:ellipse>
        <draw:ellipse draw:style-name="gr3" draw:text-style-name="P1" draw:layer="layout" svg:width="0.597cm" svg:height="0.544cm" svg:x="14.372cm" svg:y="7.343cm">
          <text:p/>
        </draw:ellipse>
        <draw:ellipse draw:style-name="gr3" draw:text-style-name="P1" draw:layer="layout" svg:width="0.598cm" svg:height="0.543cm" svg:x="14.447cm" svg:y="5.672cm">
          <text:p/>
        </draw:ellipse>
        <draw:ellipse draw:style-name="gr3" draw:text-style-name="P1" draw:layer="layout" svg:width="0.597cm" svg:height="0.543cm" svg:x="14.372cm" svg:y="4.002cm">
          <text:p/>
        </draw:ellipse>
        <draw:rect draw:style-name="gr5" draw:text-style-name="P1" draw:layer="layout" svg:width="1.355cm" svg:height="1.424cm" svg:x="25.797cm" svg:y="18.78cm">
          <text:p/>
        </draw:rect>
        <draw:custom-shape draw:style-name="gr6" draw:text-style-name="P1" draw:layer="layout" svg:width="1.885cm" svg:height="1.042cm" svg:x="8.939cm" svg:y="6.1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85cm" svg:height="1.042cm" svg:x="8.939cm" svg:y="14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115cm" svg:height="1.523cm" svg:x="4.239cm" svg:y="10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15cm" svg:height="1.523cm" svg:x="14.239cm" svg:y="10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885cm" svg:height="1.042cm" svg:x="18.539cm" svg:y="6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85cm" svg:height="1.042cm" svg:x="18.939cm" svg:y="14.1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115cm" svg:height="1.523cm" svg:x="4.239cm" svg:y="18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15cm" svg:height="1.523cm" svg:x="14.239cm" svg:y="18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8" draw:text-style-name="P1" draw:layer="layout" svg:width="4.855cm" svg:height="0.839cm" draw:transform="rotate (0.603185789489126) translate (7.416cm 11.788cm)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1" draw:layer="layout" svg:width="2.786cm" svg:height="0.839cm" draw:transform="rotate (2.17398211628373) translate (10.073cm 12.182cm)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0-20T12:20:46</dc:date>
    <meta:printed-by>Robert Singleton</meta:printed-by>
    <meta:print-date>2008-05-20T17:08:50</meta:print-date>
    <meta:editing-cycles>432</meta:editing-cycles>
    <meta:editing-duration>P2DT6H9M10S</meta:editing-duration>
    <dc:creator>Robert Singleton</dc:creator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